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T1" style:family="text">
      <style:text-properties style:text-position="sub 58%"/>
    </style:style>
    <style:style style:name="T2" style:family="text">
      <style:text-properties style:text-position="super 5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text:start-value="10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686638" text:style-name="L1">
        <text:list-item>
          <text:list>
            <text:list-item>
              <text:list>
                <text:list-header>
                  <text:p text:style-name="P1">3) Préparation</text:p>
                  <text:p text:style-name="P1">1. Élimination d'eau d'un alcool</text:p>
                </text:list-header>
              </text:list>
            </text:list-item>
          </text:list>
        </text:list-item>
      </text:list>
      <text:p text:style-name="Standard"><text:tab/><text:tab/><text:tab/>a) mécanisme E1 (élimination d'ordre 1)</text:p>
      <text:p text:style-name="Standard">mécanisme E1: élimination de cinétique d'ordre 1</text:p>
      <text:p text:style-name="Standard">cf schéma 9</text:p>
      <text:p text:style-name="Standard"/>
      <text:p text:style-name="Standard"/>
      <text:p text:style-name="Standard"><text:tab/>-1ere étape: solvolyse lente donnant un carbocation. Il impose sa vitesse à la réaction et dépend seulement de la concentration de la molécule initiale. C'est une cinétique d'ordre 1.</text:p>
      <text:p text:style-name="Standard"><text:tab/>-2ème étape: arrachement d'un proton sur le carbone voisin. Le double disponible forme une double liaison entre deux C.</text:p>
      <text:p text:style-name="Standard"/>
      <text:p text:style-name="Standard">Remarques:</text:p>
      <text:p text:style-name="Standard"><text:tab/>-il y a une libre rotation autour de la liaison sigma du carbocation, c'est une réaction non stéréospécifique. Mais la réaction est régiosélective. L'alcène majoritaire est prévu par la règle de Zaïtsev: la double liaison se forme préférentiellement avec le C le plus substitué (= le moins hydrogéné) car l'alcène est plus stable de par une meilleure répartition de l'excès électronique de la double liaison.</text:p>
      <text:p text:style-name="Standard">Cf schéma 10</text:p>
      <text:p text:style-name="Standard"/>
      <text:p text:style-name="Standard"><text:tab/><text:tab/>b) Application à la préparation des alcènes</text:p>
      <text:p text:style-name="Standard">les conditions de cette réaction sont le chauffage, la phase liquide, et la présence d'H<text:span text:style-name="T2">+</text:span> (H<text:span text:style-name="T1">2</text:span>SO<text:span text:style-name="T1">4</text:span> ou H<text:span text:style-name="T1">3</text:span>PO<text:span text:style-name="T1">4</text:span>). </text:p>
      <text:p text:style-name="Standard"><text:tab/>-1ère étape: protonation de l'alcool et l'élimination d'H<text:span text:style-name="T1">2</text:span>O pour donner un carbocation (=solvolyse lente)</text:p>
      <text:p text:style-name="Standard">cf schéma 11</text:p>
      <text:p text:style-name="Standard"/>
      <text:p text:style-name="Standard"/>
      <text:p text:style-name="Standard"><text:tab/>-2ème étape : arrachement d'un proton sur le C voisin du C<text:span text:style-name="T1">+</text:span> pour former la double liaison.</text:p>
      <text:p text:style-name="Standard">Cf schéma 12</text:p>
      <text:p text:style-name="Standard"/>
      <text:p text:style-name="Standard"/>
      <text:list xml:id="list30435771" text:style-name="L2">
        <text:list-item>
          <text:list>
            <text:list-item>
              <text:list>
                <text:list-item>
                  <text:list>
                    <text:list-item>
                      <text:list>
                        <text:list-item>
                          <text:p text:style-name="P2">Addition sur un alcyne</text:p>
                        </text:list-item>
                      </text:list>
                    </text:list-item>
                  </text:list>
                </text:list-item>
              </text:list>
            </text:list-item>
          </text:list>
        </text:list-item>
      </text:list>
      <text:p text:style-name="Standard">la difficulté est d'éviter la fixation d'un deuxième H<text:span text:style-name="T1">2</text:span> qui donnerait un alcane. On utilise donc un catalyseur peu actif tel que le palladium « désactivé ».</text:p>
      <text:p text:style-name="Standard">cf schéma 13</text:p>
      <text:p text:style-name="Standard"/>
      <text:p text:style-name="Standard"/>
      <text:p text:style-name="Standard"/>
      <text:list xml:id="list30479468" text:style-name="L3">
        <text:list-item>
          <text:list>
            <text:list-item>
              <text:list>
                <text:list-item>
                  <text:list>
                    <text:list-item>
                      <text:list>
                        <text:list-item>
                          <text:p text:style-name="P3">Réactivité</text:p>
                          <text:p text:style-name="P3">1. Généralités</text:p>
                        </text:list-item>
                      </text:list>
                    </text:list-item>
                  </text:list>
                </text:list-item>
              </text:list>
            </text:list-item>
          </text:list>
        </text:list-item>
      </text:list>
      <text:p text:style-name="Standard">la réactivité est liée à la présence de <text:s/>double(s) liaison(s):</text:p>
      <text:p text:style-name="Standard"><text:tab/>-liaison pi plus facile à rompre que la liaison sigma. Il y a possibilité d'addition par « ouverture » de la liaison pi.</text:p>
      <text:p text:style-name="Standard"><text:tab/>-la double liaison correspond à une forte densité électronique avec des électrons plus accessibles donc il y a possibilité d'attaques par des réactifs électrophiles, ce sont des additions électrophiles (A<text:span text:style-name="T1">E</text:span>)</text:p>
      <text:p text:style-name="Standard"><text:tab/>-la double liaison correspond à des points vulnérables, il y a donc possibilité de coupure notamment par certains oxydants.</text:p>
      <text:p text:style-name="Standard"/>
      <text:list xml:id="list30531578" text:style-name="L4">
        <text:list-item>
          <text:list>
            <text:list-item>
              <text:list>
                <text:list-item>
                  <text:list>
                    <text:list-item>
                      <text:list>
                        <text:list-item>
                          <text:list>
                            <text:list-item>
                              <text:list>
                                <text:list-item>
                                  <text:p text:style-name="P4">Additions</text:p>
                                  <text:p text:style-name="P4">a) addition d'hydrogène</text:p>
                                </text:list-item>
                              </text:list>
                            </text:list-item>
                          </text:list>
                        </text:list-item>
                      </text:list>
                    </text:list-item>
                  </text:list>
                </text:list-item>
              </text:list>
            </text:list-item>
          </text:list>
        </text:list-item>
      </text:list>
      <text:p text:style-name="Standard"><text:soft-page-break/>cf schéma 15</text:p>
      <text:p text:style-name="Standard"/>
      <text:p text:style-name="Standard"/>
      <text:p text:style-name="Standard"/>
      <text:p text:style-name="Standard">Remarque: elle nécessite l'emploi de catalyseurs sur lesquels les alcènes se « fixent ». les deux H attaquent l'alcène du même côté, la réaction est stéréospécifique = cis-addition.</text:p>
      <text:p text:style-name="Standard"/>
      <text:p text:style-name="Standard">La réaction est employée pour transformer les huiles végétales en graisses comestibles (margarines).</text:p>
      <text:p text:style-name="Standard"/>
      <text:p text:style-name="Standard"><text:tab/><text:tab/><text:tab/><text:tab/>b) Additions électrophiles (A<text:span text:style-name="T1">E</text:span>)</text:p>
      <text:list xml:id="list30619336" text:style-name="L5">
        <text:list-item>
          <text:p text:style-name="P5">Mécanisme</text:p>
        </text:list-item>
      </text:list>
      <text:p text:style-name="Standard"><text:tab/>-1ère étape: attaque d'un électrophile par les électrons pi de la double liaison pour former un carbocation qui existe sous deux formes.</text:p>
      <text:p text:style-name="Standard">Cf schéma 16</text:p>
      <text:p text:style-name="Standard"/>
      <text:p text:style-name="Standard"/>
      <text:p text:style-name="Standard"><text:tab/>-2ème étape: fixation d'un nucléophile sur le carbocation grâce au doublet libre dont il dispose.</text:p>
      <text:p text:style-name="Standard">Cf schéma 17</text:p>
      <text:p text:style-name="Standard"/>
      <text:p text:style-name="Standard"/>
      <text:p text:style-name="Standard"/>
      <text:list xml:id="list30686610" text:style-name="L6">
        <text:list-item>
          <text:p text:style-name="P6">Addition d'hydracides halogénés (un acide qui porte un halogène et un hydrogène)</text:p>
        </text:list-item>
      </text:list>
      <text:p text:style-name="Standard">C'est l'addition du composé hétéroatomique qui doit donner le carbocation le plus stable possible. Si l'alcène est dissymétrique avec des groupes donneurs alors le proton électrophile se fixe préférentiellement sur le C le moins substitué (= le plus hydrogéné). Cela correspond à la règle de Markownikov.</text:p>
      <text:p text:style-name="Standard">Cf schéma 18</text:p>
      <text:p text:style-name="Standard"/>
      <text:p text:style-name="Standard"/>
      <text:p text:style-name="Standard"/>
      <text:p text:style-name="Standard">Le carbocation (a) est stabilisé par des effets donneurs, il est plus stable que le carbocation (a'), il se forme préférentiellement, c'est une réaction régiosélective.</text:p>
      <text:p text:style-name="Standard"/>
      <text:p text:style-name="Standard">Si l'alcène est dissymétrique avec des groupes attracteurs alors le proton électrophile se fixe préférentiellement sur le C proche des groupes attracteurs.</text:p>
      <text:p text:style-name="Standard">Cf schéma 19</text:p>
      <text:p text:style-name="Standard"/>
      <text:p text:style-name="Standard"/>
      <text:p text:style-name="Standard">La carbocation (a') est moins déstabilisé par les effets attracteurs, i lest plus stable que le carbocation (a). il se forme préférentiellement. C'est une réaction régiosélective.</text:p>
      <text:p text:style-name="Standard"/>
      <text:list xml:id="list31215694" text:style-name="L7">
        <text:list-item>
          <text:p text:style-name="P7">Addition d'halogènes</text:p>
        </text:list-item>
      </text:list>
      <text:p text:style-name="Standard">Cela correspond à l'addition sur une molécule symétrique: c'est la fixation de part et d'autre du plan de la double liaison. C'est la trans-addition.</text:p>
      <text:p text:style-name="Standard">Cf schéma 20</text:p>
      <text:p text:style-name="Standard"/>
      <text:p text:style-name="Standard"/>
      <text:p text:style-name="Standard">l'attaque équiprobable sur les deux C correspond à un mélange racémique.</text:p>
      <text:p text:style-name="Standard">Cf exemple 3 (cf poly même exemple)</text:p>
      <text:p text:style-name="Standard"/>
      <text:p text:style-name="Standard"><text:soft-page-break/></text:p>
      <text:list xml:id="list31292314" text:style-name="L8">
        <text:list-item>
          <text:list>
            <text:list-item>
              <text:list>
                <text:list-item>
                  <text:list>
                    <text:list-item>
                      <text:list>
                        <text:list-item>
                          <text:list>
                            <text:list-item>
                              <text:list>
                                <text:list-item>
                                  <text:p text:style-name="P8">Polymérisations</text:p>
                                </text:list-item>
                              </text:list>
                            </text:list-item>
                          </text:list>
                        </text:list-item>
                      </text:list>
                    </text:list-item>
                  </text:list>
                </text:list-item>
              </text:list>
            </text:list-item>
          </text:list>
        </text:list-item>
      </text:list>
      <text:p text:style-name="Standard"><text:tab/><text:tab/><text:tab/>a) Généralités</text:p>
      <text:p text:style-name="Standard">C'est une réaction en chaîne d'un grand intérêt économique qui permet la fabrication de nombreux matériaux (plastiques ou films d'emballage...)</text:p>
      <text:p text:style-name="Standard"/>
      <text:p text:style-name="Standard"><text:tab/><text:tab/><text:tab/>b) polymérisation radicalaire</text:p>
      <text:p text:style-name="Standard">c'est un mécanisme en 3 phases:(cf poly)</text:p>
      <text:p text:style-name="Standard"/>
      <text:list xml:id="list31390718" text:style-name="L9">
        <text:list-item>
          <text:list>
            <text:list-item>
              <text:list>
                <text:list-item>
                  <text:list>
                    <text:list-item>
                      <text:list>
                        <text:list-item>
                          <text:list>
                            <text:list-item>
                              <text:list>
                                <text:list-item>
                                  <text:p text:style-name="P9">polymérisation cationique</text:p>
                                </text:list-item>
                              </text:list>
                            </text:list-item>
                          </text:list>
                        </text:list-item>
                      </text:list>
                    </text:list-item>
                  </text:list>
                </text:list-item>
              </text:list>
            </text:list-item>
          </text:list>
        </text:list-item>
      </text:list>
      <text:p text:style-name="Standard">(cf po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ophie Michiels</meta:initial-creator>
    <meta:creation-date>2011-03-17T09:54:15.81</meta:creation-date>
    <meta:generator>OpenOffice.org/3.2$Win32 OpenOffice.org_project/320m18$Build-9502</meta:generator>
    <dc:date>2011-03-17T11:28:03.65</dc:date>
    <dc:creator>Sophie Michiels</dc:creator>
    <meta:editing-duration>PT01H33M47S</meta:editing-duration>
    <meta:editing-cycles>7</meta:editing-cycles>
    <meta:document-statistic meta:table-count="0" meta:image-count="0" meta:object-count="0" meta:page-count="3" meta:paragraph-count="55" meta:word-count="646" meta:character-count="4105"/>
  </office:meta>
</office:document-meta>
</file>